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5pt" fo:font-weight="bold" officeooo:rsid="001c589c" officeooo:paragraph-rsid="001a24ba"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Times New Roman" fo:font-size="13pt" fo:font-weight="bold" officeooo:rsid="0021e9a0" officeooo:paragraph-rsid="001a24ba" style:font-size-asian="13pt" style:font-weight-asian="bold" style:font-size-complex="13pt" style:font-weight-complex="bold"/>
    </style:style>
    <style:style style:name="P3" style:family="paragraph" style:parent-style-name="Standard">
      <style:paragraph-properties fo:text-align="center" style:justify-single-word="false"/>
      <style:text-properties style:font-name="Times New Roman" fo:font-size="13pt" fo:font-weight="bold" officeooo:rsid="001c589c" officeooo:paragraph-rsid="001a24ba"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Times New Roman" fo:font-weight="bold" officeooo:rsid="001c589c" officeooo:paragraph-rsid="001a24ba" style:font-weight-asian="bold" style:font-weight-complex="bold"/>
    </style:style>
    <style:style style:name="P5"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c589c" officeooo:paragraph-rsid="001a24ba"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normal" officeooo:rsid="0021e9a0" officeooo:paragraph-rsid="001a24ba" style:font-weight-asian="normal" style:font-weight-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1e95ab" officeooo:paragraph-rsid="001a24ba" style:font-size-asian="12pt" style:font-weight-asian="normal" style:font-name-complex="Times New Roman1" style:font-size-complex="12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1f063d" officeooo:paragraph-rsid="001a24ba" style:font-size-asian="12pt" style:font-weight-asian="normal" style:font-name-complex="Times New Roman1" style:font-size-complex="12pt" style:font-weight-complex="normal"/>
    </style:style>
    <style:style style:name="P9"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fo:font-weight="normal" officeooo:rsid="001c589c" officeooo:paragraph-rsid="001a24ba" style:font-size-asian="12pt" style:font-weight-asian="normal" style:font-name-complex="Times New Roman1" style:font-size-complex="12pt" style:font-weight-complex="normal"/>
    </style:style>
    <style:style style:name="P10"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font-weight="normal" officeooo:rsid="001d98bb" officeooo:paragraph-rsid="001a24ba" style:font-size-asian="12pt" style:font-weight-asian="normal" style:font-name-complex="Times New Roman1" style:font-size-complex="12pt" style:font-weight-complex="normal"/>
    </style:style>
    <style:style style:name="P11"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fo:font-weight="normal" officeooo:rsid="001d98bb" officeooo:paragraph-rsid="001a24ba" style:font-size-asian="12pt" style:font-weight-asian="normal" style:font-name-complex="Times New Roman1" style:font-size-complex="12pt" style:font-weight-complex="normal"/>
    </style:style>
    <style:style style:name="P12"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fo:font-weight="normal" officeooo:rsid="001f461a" officeooo:paragraph-rsid="001a24ba" style:font-size-asian="12pt" style:font-weight-asian="normal" style:font-name-complex="Times New Roman1" style:font-size-complex="12pt" style:font-weight-complex="normal"/>
    </style:style>
    <style:style style:name="P13"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fo:font-weight="normal" officeooo:rsid="001f063d" officeooo:paragraph-rsid="001a24ba" style:font-size-asian="12pt" style:font-weight-asian="normal" style:font-name-complex="Times New Roman1" style:font-size-complex="12pt" style:font-weight-complex="normal"/>
    </style:style>
    <style:style style:name="P14"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weight="normal" officeooo:rsid="001c589c" officeooo:paragraph-rsid="001a24ba" style:font-weight-asian="normal" style:font-weight-complex="normal"/>
    </style:style>
    <style:style style:name="P15"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weight="normal" officeooo:rsid="001e95ab" officeooo:paragraph-rsid="001a24ba" style:font-weight-asian="normal" style:font-weight-complex="normal"/>
    </style:style>
    <style:style style:name="P16"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weight="normal" officeooo:rsid="001f461a" officeooo:paragraph-rsid="001a24ba" style:font-weight-asian="normal" style:font-weight-complex="normal"/>
    </style:style>
    <style:style style:name="P17" style:family="paragraph" style:parent-style-name="List_20_Paragraph" style:list-style-name="WWNum2">
      <style:paragraph-properties fo:line-height="150%" fo:text-align="justify" style:justify-single-word="false"/>
      <style:text-properties style:font-name="Times New Roman" fo:font-size="12pt" fo:font-weight="normal" officeooo:rsid="001d98bb" officeooo:paragraph-rsid="001a24ba" style:font-size-asian="12pt" style:font-weight-asian="normal" style:font-name-complex="Times New Roman1" style:font-size-complex="12pt" style:font-weight-complex="normal"/>
    </style:style>
    <style:style style:name="T1" style:family="text">
      <style:text-properties officeooo:rsid="0023a4bf"/>
    </style:style>
    <style:style style:name="T2" style:family="text">
      <style:text-properties officeooo:rsid="0021e9a0"/>
    </style:style>
    <style:style style:name="T3" style:family="text">
      <style:text-properties fo:font-size="12pt" style:font-size-asian="12pt" style:font-name-complex="Times New Roman1" style:font-size-complex="12pt"/>
    </style:style>
    <style:style style:name="T4" style:family="text">
      <style:text-properties fo:font-size="12pt" officeooo:rsid="0021e9a0" style:font-size-asian="12pt" style:font-name-complex="Times New Roman1" style:font-size-complex="12pt"/>
    </style:style>
    <style:style style:name="T5" style:family="text">
      <style:text-properties fo:font-size="12pt" officeooo:rsid="0023a4bf" style:font-size-asian="12pt" style:font-name-complex="Times New Roman1" style:font-size-complex="12pt"/>
    </style:style>
    <style:style style:name="T6" style:family="text">
      <style:text-properties fo:font-size="12pt" officeooo:rsid="001d98bb"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LEGE OF ENGINEERING TRIVANDRUM</text:p>
      <text:p text:style-name="P2">MASTER OF COMPUTER APPLICATIONS</text:p>
      <text:p text:style-name="P3"/>
      <text:p text:style-name="P4">RLMCA232 SYSTEM DESIGN LAB</text:p>
      <text:p text:style-name="P4"/>
      <text:p text:style-name="P5">Cycle of Experiments</text:p>
      <text:p text:style-name="P4"/>
      <text:p text:style-name="P4">Cycle – 1</text:p>
      <text:p text:style-name="P4"/>
      <text:p text:style-name="P4">Shell Programming</text:p>
      <text:p text:style-name="P4"/>
      <text:p text:style-name="P6">1<text:span text:style-name="T1">)</text:span> Write a shell script to print multiplication table for a given number.</text:p>
      <text:list xml:id="list6000429483539327526" text:style-name="WWNum2">
        <text:list-header>
          <text:p text:style-name="P9"><text:span text:style-name="T2">2)</text:span> Write a shell program to find sum of odd /even/all numbers from a list of n numbers.</text:p>
          <text:p text:style-name="P9"/>
          <text:p text:style-name="P14"><text:span text:style-name="T4">3</text:span><text:span text:style-name="T5">)</text:span><text:span text:style-name="T6"> </text:span><text:span text:style-name="T3">Write a shell program to </text:span><text:span text:style-name="T6">determine a given y</text:span><text:span text:style-name="T4">ear</text:span><text:span text:style-name="T6"> is leap year or not.</text:span></text:p>
        </text:list-header>
      </text:list>
      <text:p text:style-name="P7"><text:span text:style-name="T2">4) </text:span>Write a shell script that accepts two integers as its arguments and computers the value</text:p>
      <text:p text:style-name="P10">of first number raised to the power of the second number.</text:p>
      <text:list xml:id="list92027556918129" text:continue-numbering="true" text:style-name="WWNum2">
        <text:list-header>
          <text:p text:style-name="P11"/>
          <text:p text:style-name="P15"><text:span text:style-name="T5">5)</text:span><text:span text:style-name="T3"> </text:span><text:span text:style-name="T6">Write a shell script that computes the gross salary of a employee according to the</text:span></text:p>
          <text:p text:style-name="P17">following rules:</text:p>
          <text:p text:style-name="P17"/>
          <text:p text:style-name="P11">i) If basic salary is &lt; 1500 then HRA =10% of the basic and DA =90% of the basic.</text:p>
          <text:p text:style-name="P11">ii) If basic salary is &gt;=1500 then HRA =Rs. 500 and DA=98% of the basic </text:p>
          <text:p text:style-name="P11">The basic salary is entered interactively through the key board.</text:p>
          <text:p text:style-name="P11"/>
          <text:p text:style-name="P16"><text:span text:style-name="T5">6</text:span><text:span text:style-name="T6">. </text:span><text:span text:style-name="T3">Write </text:span><text:span text:style-name="T5">a </text:span><text:span text:style-name="T3">shell script to perform the following string operations,</text:span></text:p>
          <text:p text:style-name="P12"><text:s text:c="5"/>a) To extract a substring from a given string.</text:p>
          <text:list>
            <text:list-item>
              <text:list>
                <text:list-item>
                  <text:list>
                    <text:list-header>
                      <text:p text:style-name="P12"><text:s text:c="5"/>b) To find the length of a given string.</text:p>
                    </text:list-header>
                  </text:list>
                </text:list-item>
              </text:list>
            </text:list-item>
          </text:list>
        </text:list-header>
      </text:list>
      <text:p text:style-name="P8"><text:span text:style-name="T1">7. </text:span>Write a shell script which receives two file names as arguments. It should check whether the two file contents are same or not. If they are same then second file should be deleted.</text:p>
      <text:list xml:id="list92027588608758" text:continue-numbering="true" text:style-name="WWNum2">
        <text:list-header>
          <text:p text:style-name="P13"><text:span text:style-name="T1">8. </text:span>Write a shell script that accepts one or more filenames as arguments and convert their lower case letters to upper case (and vice-vers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436cm" fo:margin-left="0.19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09:19:40.526089727</meta:creation-date>
    <dc:date>2018-01-11T09:20:25.509888822</dc:date>
    <meta:editing-duration>PT45S</meta:editing-duration>
    <meta:editing-cycles>1</meta:editing-cycles>
    <meta:document-statistic meta:table-count="0" meta:image-count="0" meta:object-count="0" meta:page-count="1" meta:paragraph-count="21" meta:word-count="241" meta:character-count="1318" meta:non-whitespace-character-count="1086"/>
    <meta:generator>LibreOffice/5.1.6.2$Linux_X86_64 LibreOffice_project/10m0$Build-2</meta:generator>
  </office:meta>
</office:document-meta>
</file>